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d19049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number text:level="1" style:num-suffix="." style:num-format="a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/></text:p>
      <text:p text:style-name="P1"><text:span text:style-name="T1">Rapport de projet informatique</text:span></text:p>
      <text:p text:style-name="P1"><text:span text:style-name="T1"/></text:p>
      <text:p text:style-name="P1"><text:span text:style-name="T2">Equipe:</text:span></text:p>
      <text:p text:style-name="P1"><text:span text:style-name="T3">Michaud Florian</text:span></text:p>
      <text:p text:style-name="P1"><text:span text:style-name="T3">Patcheappane Vignesh</text:span></text:p>
      <text:p text:style-name="P1"><text:span text:style-name="T3">Rabarisoa Sitraka Nico</text:span></text:p>
      <text:p text:style-name="P1"><text:span text:style-name="T3">Berrichi Yassine</text:span></text:p>
      <text:p text:style-name="P1"><text:span text:style-name="T4">Encadrant:</text:span></text:p>
      <text:p text:style-name="P1"><text:span text:style-name="T5">Mr Balbali</text:span></text:p>
      <text:p text:style-name="P1"><text:span text:style-name="T5"/></text:p>
      <text:p text:style-name="P2"><text:span text:style-name="T5"/></text:p>
      <text:p text:style-name="P2"><text:span text:style-name="T6">Préface:</text:span></text:p>
      <text:p text:style-name="P3"><text:span text:style-name="T6"/></text:p>
      <text:p text:style-name="P3"><text:span text:style-name="T7">Ce document a pour but de décrire la réalisation<text:s text:c="2"/>de notre "projet shool".C'est une synthèse qui appuie ce dernier.</text:span></text:p>
      <text:p text:style-name="P3"><text:span text:style-name="T7"><text:line-break/>Ce rapport se constitue de tout les modules concernant notre projet.De la présentation le cahier des charges qui a été fourni, la clarification des aspect techniques. Nous décrirons le fonctionnement de notre ce projet dans sa globalité<text:s text:c="2"/>ainsi que les éléments qui démontre sa viabilité ainsi et stabilité . Pour clore cette partie technique, nous présenterons nos impressions sur le projet concernant les difficultés techniques rencontrées ainsi que ces potentiels. </text:span></text:p>
      <text:p text:style-name="P3"><text:span text:style-name="T7">Le second aspect de ce document concerne la gestion de ce projet.Il sera principalement divisé en trois parties. Dans un premiers temps le projet a été sectioné en plusieurs taches afin de mieux répartir le travail au sein du groupe.<text:line-break/>Puis nous presenteront le diagramme de Gantt comme il a été établi au debut du projet puis nous illustreront les difficultés rencontrées pour enfin presenter le diagramme de Gant final de ce projet.</text:span></text:p>
      <text:p text:style-name="P3"><text:span text:style-name="T7">La dernière partie a pour objectif de présenter l’ensemble des enseignement que ce projet nous a fourni d’un point de vue technique, et pédagogique.Nous espérons que vous prendrez<text:s text:c="2"/>du plaisir à lire ce rapport comme nous en avons pris durant tout le déroulement de ce projet. </text:span></text:p>
      <text:p text:style-name="P3"><text:span text:style-name="T7"/></text:p>
      <text:p text:style-name="P3"><text:span text:style-name="T7"/></text:p>
      <text:p text:style-name="P4"><text:span text:style-name="T8">Sommaire:</text:span></text:p>
      <text:p text:style-name="P5"><text:span text:style-name="T9">I . Rapport technique : </text:span></text:p>
      <text:list text:style-name="L6">
        <text:list-item>
          <text:p text:style-name="P6"><text:span text:style-name="T10">Cahier des charges</text:span><text:span text:style-name="T11"/></text:p>
        </text:list-item>
        <text:list-item>
          <text:p text:style-name="P6"><text:span text:style-name="T12">Spécification fonctionnel</text:span><text:span text:style-name="T13"/></text:p>
        </text:list-item>
        <text:list-item>
          <text:p text:style-name="P6"><text:span text:style-name="T14">Test et validation</text:span><text:span text:style-name="T15"/></text:p>
        </text:list-item>
        <text:list-item>
          <text:p text:style-name="P6"><text:span text:style-name="T15"/></text:p>
        </text:list-item>
      </text:list>
      <text:p text:style-name="P7"><text:span text:style-name="T15"/></text:p>
      <text:p text:style-name="P7"><text:span text:style-name="T15"/></text:p>
      <text:p text:style-name="P7"><text:span text:style-name="T15"/></text:p>
      <text:p text:style-name="P8"><text:span text:style-name="T16"/></text:p>
      <text:p text:style-name="P8"><text:span text:style-name="T16"/></text:p>
      <text:p text:style-name="P8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